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fdff" draw:textarea-horizontal-align="justify" draw:textarea-vertical-align="middle" draw:auto-grow-height="false" fo:min-height="9.642cm" fo:min-width="11.5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1.14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14.145cm" fo:min-width="0.04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9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10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title">
      <style:graphic-properties draw:textarea-vertical-align="top" fo:min-height="4.251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7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title">
      <style:graphic-properties draw:textarea-vertical-align="top" fo:min-height="1.303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28pt" fo:language="fr" fo:country="FR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00fdff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-color="#ff4000"/>
      <style:paragraph-properties fo:text-align="center"/>
      <style:text-properties fo:language="fr" fo:country="FR"/>
    </style:style>
    <style:style style:name="P18" style:family="paragraph">
      <loext:graphic-properties draw:fill-color="#729fcf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0" style:family="paragraph">
      <loext:graphic-properties draw:fill-color="#026b5d"/>
      <style:paragraph-properties fo:text-align="center"/>
      <style:text-properties fo:language="fr" fo:country="FR"/>
    </style:style>
    <style:style style:name="P21" style:family="paragraph">
      <loext:graphic-properties draw:fill-color="#94ffba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28pt" fo:language="fr" fo:country="FR"/>
    </style:style>
    <style:style style:name="T2" style:family="text">
      <style:text-properties fo:font-size="54pt" fo:language="fr" fo:country="FR" fo:font-weight="bold" style:font-size-asian="54pt" style:font-size-complex="54pt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824cm" svg:height="2.63cm" svg:x="1.376cm" svg:y="13.638cm" presentation:class="title" presentation:user-transformed="true">
          <draw:text-box>
            <text:p text:style-name="P1"><text:span text:style-name="T1">TP#3 S3</text:span></text:p>
          </draw:text-box>
        </draw:frame>
        <draw:frame presentation:style-name="pr2" draw:text-style-name="P3" draw:layer="layout" svg:width="25.198cm" svg:height="4.251cm" svg:x="1.37cm" svg:y="0.625cm" presentation:class="title" presentation:user-transformed="true">
          <draw:text-box>
            <text:p text:style-name="P1"><text:span text:style-name="T2">SAE 303</text:span><text:span text:style-name="T2"><text:line-break/></text:span><text:span text:style-name="T2">Data-visualisations</text:span></text:p>
          </draw:text-box>
        </draw:frame>
        <draw:frame draw:style-name="gr1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2" draw:text-style-name="P5" draw:layer="layout" svg:width="12.094cm" svg:height="9.892cm" draw:transform="skewX (-0.115366263556825) rotate (-1.41808001724539) translate (35.76cm -4.49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9cm 15.8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742cm 15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1.606cm" svg:height="1.37cm" svg:x="1.394cm" svg:y="0.63cm" presentation:class="title" presentation:user-transformed="true">
          <draw:text-box>
            <text:p text:style-name="P1"><text:span text:style-name="T5">Données - </text:span><text:span text:style-name="T6">Le nouvel or noir</text:span></text:p>
          </draw:text-box>
        </draw:frame>
        <draw:frame presentation:style-name="pr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7">Priorité des entreprises</text:span></text:p>
                <text:list>
                  <text:list-item>
                    <text:p text:style-name="P1"><text:span text:style-name="T7">Source de revenus potentielle conséquentes</text:span></text:p>
                  </text:list-item>
                </text:list>
              </text:list-item>
              <text:list-item>
                <text:p text:style-name="P13"><text:span text:style-name="T7">Priorité au sein de l’État – E. Macron 2018</text:span></text:p>
              </text:list-item>
              <text:list-item>
                <text:p text:style-name="P13"><text:span text:style-name="T7">Secteur très porteur dans l'industrie</text:span></text:p>
                <text:list>
                  <text:list-item>
                    <text:p text:style-name="P1"><text:span text:style-name="T7">Data-engineer / Data-analyste / Gestionnaire de serveurs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5.147cm" svg:height="2.147cm" svg:x="1.02cm" svg:y="13.354cm">
          <draw:text-box>
            <text:p><text:span text:style-name="T8">Source(s) :</text:span></text:p>
            <text:list text:style-name="L1">
              <text:list-item>
                <text:p><text:span text:style-name="T9">https://www.lebigdata.fr/emmanuel-macron-big-data-priorite-europ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6">Données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Indispensables pour la data-visualisation</text:span></text:p>
              </text:list-item>
              <text:list-item>
                <text:p text:style-name="P13"><text:span text:style-name="T7">Origines multiples :</text:span></text:p>
                <text:list>
                  <text:list-item>
                    <text:p text:style-name="P1"><text:span text:style-name="T7">Open data</text:span></text:p>
                  </text:list-item>
                  <text:list-item>
                    <text:p text:style-name="P1"><text:span text:style-name="T7">Messages / Photos / vidéos</text:span></text:p>
                  </text:list-item>
                  <text:list-item>
                    <text:p text:style-name="P1"><text:span text:style-name="T7">e-mail</text:span></text:p>
                  </text:list-item>
                  <text:list-item>
                    <text:p text:style-name="P1"><text:span text:style-name="T7">[...]</text:span></text:p>
                  </text:list-item>
                  <text:list-item>
                    <text:p text:style-name="P1"><text:span text:style-name="T7">vou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6">Numpy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Bibliothèque externe à Python</text:span></text:p>
              </text:list-item>
              <text:list-item>
                <text:p text:style-name="P13"><text:span text:style-name="T7">Optimisé pour les tableaux jusqu'à que votre ordinateur n’en puisse plus</text:span></text:p>
              </text:list-item>
              <text:list-item>
                <text:p text:style-name="P13"><text:span text:style-name="T7">~50x plus rapide que Python pour la gestion des tableaux</text:span></text:p>
              </text:list-item>
              <text:list-item>
                <text:p text:style-name="P13"><text:span text:style-name="T7">Intégrée par défaut dans Anaconda / Google Colab → pas besoin de pip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6">pip</text:span></text:p>
          </draw:text-box>
        </draw:frame>
        <draw:frame presentation:style-name="pr10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7">Signifie Pip Installs Python</text:span></text:p>
              </text:list-item>
              <text:list-item>
                <text:p text:style-name="P13"><text:span text:style-name="T7">Gestionnaire de bibliothèques extern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6">Numpy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Rajoute de nouvelles fonctionnalités aux tableaux en Python</text:span></text:p>
              </text:list-item>
              <text:list-item>
                <text:p text:style-name="P13"><text:span text:style-name="T7">Possibilité d'utiliser certaines syntaxes de Python sur les tableaux numpy</text:span></text:p>
              </text:list-item>
              <text:list-item>
                <text:p text:style-name="P13"><text:span text:style-name="T7">Spécialisé pour gérer les données non labellisées. De préférence des chiffres.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6">Pandas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Bibliothèque Python</text:span></text:p>
              </text:list-item>
              <text:list-item>
                <text:p text:style-name="P13"><text:span text:style-name="T7">Contraction de Panel Data</text:span></text:p>
                <text:list>
                  <text:list-item>
                    <text:p text:style-name="P1"><text:span text:style-name="T7">ou Python Data Analysis</text:span></text:p>
                  </text:list-item>
                </text:list>
              </text:list-item>
              <text:list-item>
                <text:p text:style-name="P13"><text:span text:style-name="T7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6">Pandas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7">Permet de gérer les données labellisées (dites tabulaires)</text:span></text:p>
                <text:list>
                  <text:list-item>
                    <text:p text:style-name="P1"><text:span text:style-name="T7">Super-excel en programmation</text:span></text:p>
                  </text:list-item>
                </text:list>
              </text:list-item>
              <text:list-item>
                <text:p text:style-name="P13"><text:span text:style-name="T7">Gère sans problème de très gros fichiers</text:span></text:p>
                <text:list>
                  <text:list-item>
                    <text:p text:style-name="P1"><text:span text:style-name="T7">Plus d'un million de lignes</text:span></text:p>
                  </text:list-item>
                </text:list>
              </text:list-item>
              <text:list-item>
                <text:p text:style-name="P1"><text:span text:style-name="T7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10">Pratiquons ! - Pandas</text:span></text:p>
          </draw:text-box>
        </draw:frame>
        <draw:custom-shape draw:style-name="gr11" draw:text-style-name="P2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3" draw:layer="layout" svg:width="26.06cm" svg:height="11.504cm" svg:x="1.37cm" svg:y="2.296cm" presentation:class="outline" presentation:user-transformed="true">
          <draw:text-box>
            <text:p text:style-name="P22"><text:span text:style-name="T11">Pré-requis : </text:span></text:p>
            <text:list text:style-name="L2">
              <text:list-item>
                <text:p text:style-name="P13"><text:span text:style-name="T12">Avoir le notebook ressources/pandas/initiation-pandas-partie-1.ipynb</text:span></text:p>
                <text:p text:style-name="P13"><text:span text:style-name="T12"/></text:p>
              </text:list-item>
            </text:list>
            <text:p text:style-name="P13"><text:span text:style-name="T12">A télécharger ici  : </text:span><text:span text:style-name="T12"><text:a xlink:href="https://downgit.github.io/#/home?url=https://github.com/DanYellow/cours/tree/main/big-data-s4/travaux-pratiques/numero-5/ressources/pandas/pratique" xlink:type="simple">https://downgit.github.io/#/home?url=https://github.com/DanYellow/cours/tree/main/big-data-s4/travaux-pratiques/numero-5/ressources/pandas/pratiqu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draw:frame presentation:style-name="pr15" draw:text-style-name="P24" draw:layer="layout" svg:width="25.198cm" svg:height="12.191cm" svg:x="1.4cm" svg:y="1.713cm">
          <draw:text-box>
            <text:p><text:span text:style-name="T1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2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5-20T14:43:47.725000000</dc:date>
    <meta:editing-duration>P20DT1H37M25S</meta:editing-duration>
    <meta:editing-cycles>938</meta:editing-cycles>
    <meta:generator>LibreOffice/6.2.5.2$Windows_X86_64 LibreOffice_project/1ec314fa52f458adc18c4f025c545a4e8b22c159</meta:generator>
    <meta:document-statistic meta:object-count="86"/>
  </office:meta>
</office:document-meta>
</file>